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976cm" style:rel-column-width="29719*"/>
    </style:style>
    <style:style style:name="Table1.B" style:family="table-column">
      <style:table-column-properties style:column-width="9.613cm" style:rel-column-width="35815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7.491cm" table:align="left"/>
    </style:style>
    <style:style style:name="Table2.A" style:family="table-column">
      <style:table-column-properties style:column-width="1.572cm"/>
    </style:style>
    <style:style style:name="Table2.B" style:family="table-column">
      <style:table-column-properties style:column-width="5.92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24pt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9pt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9pt" fo:letter-spacing="normal" fo:font-style="normal" fo:font-weight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7" style:family="paragraph" style:parent-style-name="Preformatted_20_Text">
      <style:paragraph-properties fo:orphans="2" fo:widows="2"/>
    </style:style>
    <style:style style:name="P8" style:family="paragraph" style:parent-style-name="Preformatted_20_Text">
      <style:paragraph-properties fo:margin-top="0cm" fo:margin-bottom="0.499cm" style:contextual-spacing="false" fo:orphans="2" fo:widows="2"/>
    </style:style>
    <style:style style:name="P9" style:family="paragraph" style:parent-style-name="Table_20_Contents">
      <style:text-properties style:font-name="sans-serif" fo:font-size="12pt"/>
    </style:style>
    <style:style style:name="P10" style:family="paragraph" style:parent-style-name="Table_20_Contents">
      <style:paragraph-properties fo:text-align="end" style:justify-single-word="false"/>
      <style:text-properties style:font-name="sans-serif" fo:font-size="12pt"/>
    </style:style>
    <style:style style:name="P11" style:family="paragraph" style:parent-style-name="Table_20_Contents">
      <style:paragraph-properties fo:margin-top="0cm" fo:margin-bottom="0.12cm" style:contextual-spacing="false"/>
      <style:text-properties style:font-name="sans-serif" fo:font-size="12pt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9pt" fo:letter-spacing="normal" fo:font-style="normal" fo:font-weight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9pt" fo:letter-spacing="normal" fo:font-style="italic" fo:font-weight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style:font-name-asian="sans-serif" style:font-size-asian="12pt" style:font-name-complex="sans-serif" style:font-size-complex="12pt"/>
    </style:style>
    <style:style style:name="T3" style:family="text">
      <style:text-properties fo:font-size="9pt" fo:font-style="normal" fo:font-weight="normal"/>
    </style:style>
    <style:style style:name="T4" style:family="text">
      <style:text-properties fo:font-variant="normal" fo:text-transform="none" fo:color="#000000" loext:opacity="100%" style:font-name="sans-serif" fo:font-size="9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sans-serif" fo:font-size="9pt" fo:letter-spacing="normal" fo:font-style="normal" fo:font-weight="bold"/>
    </style:style>
    <style:style style:name="T6" style:family="text">
      <style:text-properties fo:font-variant="normal" fo:text-transform="none" fo:color="#000000" loext:opacity="100%" style:font-name="sans-serif" fo:font-size="9pt" fo:letter-spacing="normal" fo:font-style="italic" fo:font-weight="normal"/>
    </style:style>
    <style:style style:name="T7" style:family="text">
      <style:text-properties fo:font-variant="normal" fo:text-transform="none" fo:color="#000000" loext:opacity="100%" style:font-name="monospace" fo:font-size="9pt" fo:letter-spacing="normal" fo:font-style="normal" fo:font-weight="normal"/>
    </style:style>
    <style:style style:name="T8" style:family="text">
      <style:text-properties fo:font-variant="normal" fo:text-transform="none" fo:color="#666666" loext:opacity="100%" style:font-name="Courier New" fo:font-size="9pt" fo:letter-spacing="normal" fo:font-style="normal" fo:font-weight="bold"/>
    </style:style>
    <style:style style:name="T9" style:family="text">
      <style:text-properties fo:font-variant="normal" fo:text-transform="none" fo:color="#800080" loext:opacity="100%" style:font-name="sans-serif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140179133963104">
          <table:table-cell table:style-name="Table1.A1" office:value-type="string">
            <text:p text:style-name="P9">Special {base}</text:p>
          </table:table-cell>
          <table:table-cell table:style-name="Table1.A1" office:value-type="string">
            <text:p text:style-name="P10">R Documentation</text:p>
          </table:table-cell>
        </table:table-row>
      </table:table>
      <text:h text:style-name="P1" text:outline-level="2">Special Functions of Mathematics</text:h>
      <text:h text:style-name="P2" text:outline-level="3">Description</text:h>
      <text:p text:style-name="P12">Special mathematical functions related to the beta and gamma functions.</text:p>
      <text:h text:style-name="P2" text:outline-level="3">Usage</text:h>
      <text:p text:style-name="P3">beta(a, b)</text:p>
      <text:p text:style-name="P4">lbeta(a, b)</text:p>
      <text:p text:style-name="P7"/>
      <text:p text:style-name="P4">gamma(x)</text:p>
      <text:p text:style-name="P4">lgamma(x)</text:p>
      <text:p text:style-name="P4">psigamma(x, deriv = 0)</text:p>
      <text:p text:style-name="P4">digamma(x)</text:p>
      <text:p text:style-name="P4">trigamma(x)</text:p>
      <text:p text:style-name="P7"/>
      <text:p text:style-name="P4">choose(n, k)</text:p>
      <text:p text:style-name="P4">lchoose(n, k)</text:p>
      <text:p text:style-name="P4">factorial(x)</text:p>
      <text:p text:style-name="P5">lfactorial(x)</text:p>
      <text:h text:style-name="P2" text:outline-level="3">Arguments</text:h>
      <table:table table:name="Table2" table:style-name="Table2">
        <table:table-column table:style-name="Table2.A"/>
        <table:table-column table:style-name="Table2.B"/>
        <table:table-row table:style-name="TableLine140179018868288">
          <table:table-cell table:style-name="Table2.A1" office:value-type="string">
            <text:p text:style-name="Table_20_Contents"><text:span text:style-name="Source_20_Text"><text:span text:style-name="T1">a, b</text:span></text:span></text:p>
          </table:table-cell>
          <table:table-cell table:style-name="Table2.B1" office:value-type="string">
            <text:p text:style-name="P11">non-negative numeric vectors.</text:p>
          </table:table-cell>
        </table:table-row>
        <table:table-row table:style-name="TableLine140179018868288">
          <table:table-cell table:style-name="Table2.A1" office:value-type="string">
            <text:p text:style-name="Table_20_Contents"><text:span text:style-name="Source_20_Text"><text:span text:style-name="T1">x, n</text:span></text:span></text:p>
          </table:table-cell>
          <table:table-cell table:style-name="Table2.B1" office:value-type="string">
            <text:p text:style-name="P11">numeric vectors.</text:p>
          </table:table-cell>
        </table:table-row>
        <table:table-row table:style-name="TableLine140179018868288">
          <table:table-cell table:style-name="Table2.A1" office:value-type="string">
            <text:p text:style-name="Table_20_Contents"><text:span text:style-name="Source_20_Text"><text:span text:style-name="T1">k, deriv</text:span></text:span></text:p>
          </table:table-cell>
          <table:table-cell table:style-name="Table2.B1" office:value-type="string">
            <text:p text:style-name="P11">integer vectors.</text:p>
          </table:table-cell>
        </table:table-row>
      </table:table>
      <text:h text:style-name="P2" text:outline-level="3">Details</text:h>
      <text:p text:style-name="P14"><text:span text:style-name="T4">The functions </text:span><text:span text:style-name="Source_20_Text"><text:span text:style-name="T4">beta</text:span></text:span><text:span text:style-name="T4"> and </text:span><text:span text:style-name="Source_20_Text"><text:span text:style-name="T4">lbeta</text:span></text:span><text:span text:style-name="T4"> return the beta function and the natural logarithm of the beta function,</text:span></text:p>
      <text:p text:style-name="P13">B(a,b) = Γ(a)Γ(b)/Γ(a+b).</text:p>
      <text:p text:style-name="P12">The formal definition is</text:p>
      <text:p text:style-name="P13">integral_0^1 t^(a-1) (1-t)^(b-1) dt</text:p>
      <text:p text:style-name="P14"><text:span text:style-name="T4">(Abramowitz and Stegun section 6.2.1, page 258). Note that it is only defined in </text:span><text:span text:style-name="T8">R</text:span><text:span text:style-name="T4"> for non-negative </text:span><text:span text:style-name="Source_20_Text"><text:span text:style-name="T4">a</text:span></text:span><text:span text:style-name="T4"> and </text:span><text:span text:style-name="Source_20_Text"><text:span text:style-name="T4">b</text:span></text:span><text:span text:style-name="T4">, and is infinite if either is zero.</text:span></text:p>
      <text:p text:style-name="P14"><text:span text:style-name="T4">The functions </text:span><text:span text:style-name="Source_20_Text"><text:span text:style-name="T4">gamma</text:span></text:span><text:span text:style-name="T4"> and </text:span><text:span text:style-name="Source_20_Text"><text:span text:style-name="T4">lgamma</text:span></text:span><text:span text:style-name="T4"> return the gamma function </text:span><text:span text:style-name="T6">Γ(x)</text:span><text:span text:style-name="T4"> and the natural logarithm of </text:span><text:span text:style-name="Emphasis"><text:span text:style-name="T4">the absolute value of</text:span></text:span><text:span text:style-name="T4">the gamma function. The gamma function is defined by (Abramowitz and Stegun section 6.1.1, page 255)</text:span></text:p>
      <text:p text:style-name="P13">Γ(x) = integral_0^Inf t^(x-1) exp(-t) dt</text:p>
      <text:p text:style-name="P14"><text:span text:style-name="T4">for all real </text:span><text:span text:style-name="Source_20_Text"><text:span text:style-name="T4">x</text:span></text:span><text:span text:style-name="T4"> except zero and negative integers (when </text:span><text:span text:style-name="Source_20_Text"><text:span text:style-name="T4">NaN</text:span></text:span><text:span text:style-name="T4"> is returned). There will be a warning on possible loss of precision for values which are too close (within about </text:span><text:span text:style-name="T6">1e-8</text:span><text:span text:style-name="T4">) to a negative integer less than </text:span><text:span text:style-name="T7">-10</text:span><text:span text:style-name="T4">.</text:span></text:p>
      <text:p text:style-name="P14"><text:span text:style-name="Source_20_Text"><text:span text:style-name="T4">factorial(x)</text:span></text:span><text:span text:style-name="T4"> (</text:span><text:span text:style-name="T6">x!</text:span><text:span text:style-name="T4"> for non-negative integer </text:span><text:span text:style-name="Source_20_Text"><text:span text:style-name="T4">x</text:span></text:span><text:span text:style-name="T4">) is defined to be </text:span><text:span text:style-name="Source_20_Text"><text:span text:style-name="T4">gamma(x+1)</text:span></text:span><text:span text:style-name="T4"> and </text:span><text:span text:style-name="Source_20_Text"><text:span text:style-name="T4">lfactorial</text:span></text:span><text:span text:style-name="T4"> to be </text:span><text:span text:style-name="Source_20_Text"><text:span text:style-name="T4">lgamma(x+1)</text:span></text:span><text:span text:style-name="T4">.</text:span></text:p>
      <text:p text:style-name="P14"><text:span text:style-name="T4">The functions </text:span><text:span text:style-name="Source_20_Text"><text:span text:style-name="T4">digamma</text:span></text:span><text:span text:style-name="T4"> and </text:span><text:span text:style-name="Source_20_Text"><text:span text:style-name="T4">trigamma</text:span></text:span><text:span text:style-name="T4"> return the first and second derivatives of the logarithm of the gamma function.</text:span><text:span text:style-name="Source_20_Text"><text:span text:style-name="T4">psigamma(x, deriv)</text:span></text:span><text:span text:style-name="T4"> (</text:span><text:span text:style-name="Source_20_Text"><text:span text:style-name="T4">deriv &gt;= 0</text:span></text:span><text:span text:style-name="T4">) computes the </text:span><text:span text:style-name="Source_20_Text"><text:span text:style-name="T4">deriv</text:span></text:span><text:span text:style-name="T4">-th derivative of </text:span><text:span text:style-name="T6">ψ(x)</text:span><text:span text:style-name="T4">.</text:span></text:p>
      <text:p text:style-name="P13">digamma(x) = ψ(x) = d/dx{ln Γ(x)} = Γ'(x) / Γ(x)</text:p>
      <text:p text:style-name="P14"><text:soft-page-break/><text:span text:style-name="T6">ψ</text:span><text:span text:style-name="T4"> and its derivatives, the </text:span><text:span text:style-name="Source_20_Text"><text:span text:style-name="T4">psigamma()</text:span></text:span><text:span text:style-name="T4"> functions, are often called the ‘polygamma’ functions, e.g. in Abramowitz and Stegun (section 6.4.1, page 260); and higher derivatives (</text:span><text:span text:style-name="Source_20_Text"><text:span text:style-name="T4">deriv = 2:4</text:span></text:span><text:span text:style-name="T4">) have occasionally been called ‘tetragamma’, ‘pentagamma’, and ‘hexagamma’.</text:span></text:p>
      <text:p text:style-name="P14"><text:span text:style-name="T4">The functions </text:span><text:span text:style-name="Source_20_Text"><text:span text:style-name="T4">choose</text:span></text:span><text:span text:style-name="T4"> and </text:span><text:span text:style-name="Source_20_Text"><text:span text:style-name="T4">lchoose</text:span></text:span><text:span text:style-name="T4"> return binomial coefficients and the logarithms of their absolute values. Note that </text:span><text:span text:style-name="Source_20_Text"><text:span text:style-name="T4">choose(n, k)</text:span></text:span><text:span text:style-name="T4"> is defined for all real numbers </text:span><text:span text:style-name="T6">n</text:span><text:span text:style-name="T4"> and integer </text:span><text:span text:style-name="T6">k</text:span><text:span text:style-name="T4">. For </text:span><text:span text:style-name="T6">k ≥ 1</text:span><text:span text:style-name="T4"> it is defined as </text:span><text:span text:style-name="T6">n(n-1)…(n-k+1) / k!</text:span><text:span text:style-name="T4">, as </text:span><text:span text:style-name="T6">1</text:span><text:span text:style-name="T4">for </text:span><text:span text:style-name="T6">k = 0</text:span><text:span text:style-name="T4"> and as </text:span><text:span text:style-name="T6">0</text:span><text:span text:style-name="T4"> for negative </text:span><text:span text:style-name="T6">k</text:span><text:span text:style-name="T4">. Non-integer values of </text:span><text:span text:style-name="Source_20_Text"><text:span text:style-name="T4">k</text:span></text:span><text:span text:style-name="T4"> are rounded to an integer, with a warning. <text:line-break/></text:span><text:span text:style-name="Source_20_Text"><text:span text:style-name="T4">choose(*, k)</text:span></text:span><text:span text:style-name="T4"> uses direct arithmetic (instead of </text:span><text:span text:style-name="Source_20_Text"><text:span text:style-name="T4">[l]gamma</text:span></text:span><text:span text:style-name="T4"> calls) for small </text:span><text:span text:style-name="Source_20_Text"><text:span text:style-name="T4">k</text:span></text:span><text:span text:style-name="T4">, for speed and accuracy reasons. Note the function </text:span><text:a xlink:type="simple" xlink:href="http://127.0.0.1:41252/help/library/utils/help/combn" text:style-name="Internet_20_link" text:visited-style-name="Visited_20_Internet_20_Link"><text:span text:style-name="Source_20_Text"><text:span text:style-name="T9">combn</text:span></text:span></text:a><text:span text:style-name="T4"> (package </text:span><text:span text:style-name="T5">utils</text:span><text:span text:style-name="T4">) for enumeration of all possible combinations.</text:span></text:p>
      <text:p text:style-name="P14"><text:span text:style-name="T4">The </text:span><text:span text:style-name="Source_20_Text"><text:span text:style-name="T4">gamma</text:span></text:span><text:span text:style-name="T4">, </text:span><text:span text:style-name="Source_20_Text"><text:span text:style-name="T4">lgamma</text:span></text:span><text:span text:style-name="T4">, </text:span><text:span text:style-name="Source_20_Text"><text:span text:style-name="T4">digamma</text:span></text:span><text:span text:style-name="T4"> and </text:span><text:span text:style-name="Source_20_Text"><text:span text:style-name="T4">trigamma</text:span></text:span><text:span text:style-name="T4"> functions are </text:span><text:a xlink:type="simple" xlink:href="http://127.0.0.1:41252/help/library/base/help/internal%20generic" text:style-name="Internet_20_link" text:visited-style-name="Visited_20_Internet_20_Link"><text:span text:style-name="T9">internal generic</text:span></text:a><text:span text:style-name="T4"> </text:span><text:a xlink:type="simple" xlink:href="http://127.0.0.1:41252/help/library/base/help/primitive" text:style-name="Internet_20_link" text:visited-style-name="Visited_20_Internet_20_Link"><text:span text:style-name="T9">primitive</text:span></text:a><text:span text:style-name="T4"> functions: methods can be defined for them individually or via the </text:span><text:a xlink:type="simple" xlink:href="http://127.0.0.1:41252/help/library/base/help/S3groupGeneric" text:style-name="Internet_20_link" text:visited-style-name="Visited_20_Internet_20_Link"><text:span text:style-name="Source_20_Text"><text:span text:style-name="T9">Math</text:span></text:span></text:a><text:span text:style-name="T4"> group generic.</text:span></text:p>
      <text:h text:style-name="P2" text:outline-level="3">Source</text:h>
      <text:p text:style-name="P14"><text:span text:style-name="Source_20_Text"><text:span text:style-name="T4">gamma</text:span></text:span><text:span text:style-name="T4">, </text:span><text:span text:style-name="Source_20_Text"><text:span text:style-name="T4">lgamma</text:span></text:span><text:span text:style-name="T4">, </text:span><text:span text:style-name="Source_20_Text"><text:span text:style-name="T4">beta</text:span></text:span><text:span text:style-name="T4"> and </text:span><text:span text:style-name="Source_20_Text"><text:span text:style-name="T4">lbeta</text:span></text:span><text:span text:style-name="T4"> are based on C translations of Fortran subroutines by W. Fullerton of Los Alamos Scientific Laboratory (now available as part of SLATEC).</text:span></text:p>
      <text:p text:style-name="P14"><text:span text:style-name="Source_20_Text"><text:span text:style-name="T4">digamma</text:span></text:span><text:span text:style-name="T4">, </text:span><text:span text:style-name="Source_20_Text"><text:span text:style-name="T4">trigamma</text:span></text:span><text:span text:style-name="T4"> and </text:span><text:span text:style-name="Source_20_Text"><text:span text:style-name="T4">psigamma</text:span></text:span><text:span text:style-name="T4"> are based on</text:span></text:p>
      <text:p text:style-name="P14"><text:span text:style-name="T4">Amos, D. E. (1983). A portable Fortran subroutine for derivatives of the psi function, Algorithm 610, </text:span><text:span text:style-name="Emphasis"><text:span text:style-name="T4">ACM Transactions on Mathematical Software</text:span></text:span><text:span text:style-name="T4"> </text:span><text:span text:style-name="T5">9(4)</text:span><text:span text:style-name="T4">, 494–502.</text:span></text:p>
      <text:h text:style-name="P2" text:outline-level="3">References</text:h>
      <text:p text:style-name="P14"><text:span text:style-name="T4">Becker, R. A., Chambers, J. M. and Wilks, A. R. (1988) </text:span><text:span text:style-name="Emphasis"><text:span text:style-name="T4">The New S Language</text:span></text:span><text:span text:style-name="T4">. Wadsworth &amp; Brooks/Cole. (For </text:span><text:span text:style-name="Source_20_Text"><text:span text:style-name="T4">gamma</text:span></text:span><text:span text:style-name="T4">and </text:span><text:span text:style-name="Source_20_Text"><text:span text:style-name="T4">lgamma</text:span></text:span><text:span text:style-name="T4">.)</text:span></text:p>
      <text:p text:style-name="P14"><text:span text:style-name="T4">Abramowitz, M. and Stegun, I. A. (1972) </text:span><text:span text:style-name="Emphasis"><text:span text:style-name="T4">Handbook of Mathematical Functions</text:span></text:span><text:span text:style-name="T4">. New York: Dover.</text:span><text:a xlink:type="simple" xlink:href="https://en.wikipedia.org/wiki/Abramowitz_and_Stegun" text:style-name="Internet_20_link" text:visited-style-name="Visited_20_Internet_20_Link"><text:span text:style-name="T9">https://en.wikipedia.org/wiki/Abramowitz_and_Stegun</text:span></text:a><text:span text:style-name="T4"> provides links to the full text which is in public domain.<text:line-break/>Chapter 6: Gamma and Related Functions.</text:span></text:p>
      <text:h text:style-name="P2" text:outline-level="3">See Also</text:h>
      <text:p text:style-name="P14"><text:a xlink:type="simple" xlink:href="http://127.0.0.1:41252/help/library/base/help/Arithmetic" text:style-name="Internet_20_link" text:visited-style-name="Visited_20_Internet_20_Link"><text:span text:style-name="Source_20_Text"><text:span text:style-name="T9">Arithmetic</text:span></text:span></text:a><text:span text:style-name="T4"> for simple, </text:span><text:a xlink:type="simple" xlink:href="http://127.0.0.1:41252/help/library/base/help/sqrt" text:style-name="Internet_20_link" text:visited-style-name="Visited_20_Internet_20_Link"><text:span text:style-name="Source_20_Text"><text:span text:style-name="T9">sqrt</text:span></text:span></text:a><text:span text:style-name="T4"> for miscellaneous mathematical functions and </text:span><text:a xlink:type="simple" xlink:href="http://127.0.0.1:41252/help/library/base/help/Bessel" text:style-name="Internet_20_link" text:visited-style-name="Visited_20_Internet_20_Link"><text:span text:style-name="Source_20_Text"><text:span text:style-name="T9">Bessel</text:span></text:span></text:a><text:span text:style-name="T4"> for the real Bessel functions.</text:span></text:p>
      <text:p text:style-name="P14"><text:span text:style-name="T4">For the incomplete gamma function see </text:span><text:a xlink:type="simple" xlink:href="http://127.0.0.1:41252/help/library/base/help/pgamma" text:style-name="Internet_20_link" text:visited-style-name="Visited_20_Internet_20_Link"><text:span text:style-name="Source_20_Text"><text:span text:style-name="T9">pgamma</text:span></text:span></text:a><text:span text:style-name="T4">.</text:span></text:p>
      <text:h text:style-name="P2" text:outline-level="3">Examples</text:h>
      <text:p text:style-name="P3">require(graphics)</text:p>
      <text:p text:style-name="P7"/>
      <text:p text:style-name="P4">choose(5, 2)</text:p>
      <text:p text:style-name="P4">for (n in 0:10) print(choose(n, k = 0:n))</text:p>
      <text:p text:style-name="P7"/>
      <text:p text:style-name="P4">factorial(100)</text:p>
      <text:p text:style-name="P4">lfactorial(10000)</text:p>
      <text:p text:style-name="P7"/>
      <text:p text:style-name="P4">## gamma has 1st order poles at 0, -1, -2, ...</text:p>
      <text:p text:style-name="P4">## this will generate loss of precision warnings, so turn off</text:p>
      <text:p text:style-name="P4">op &lt;- options("warn")</text:p>
      <text:p text:style-name="P4">options(warn = -1)</text:p>
      <text:p text:style-name="P4">x &lt;- sort(c(seq(-3, 4, length.out = 201), outer(0:-3, (-1:1)*1e-6, "+")))</text:p>
      <text:p text:style-name="P4">plot(x, gamma(x), ylim = c(-20,20), col = "red", type = "l", lwd = 2,</text:p>
      <text:p text:style-name="P6"><text:s text:c="5"/><text:span text:style-name="T3">main = expression(Gamma(x)))</text:span></text:p>
      <text:p text:style-name="P4">abline(h = 0, v = -3:0, lty = 3, col = "midnightblue")</text:p>
      <text:p text:style-name="P4">options(op)</text:p>
      <text:p text:style-name="P7"/>
      <text:p text:style-name="P4">x &lt;- seq(0.1, 4, length.out = 201); dx &lt;- diff(x)[1]</text:p>
      <text:p text:style-name="P4">par(mfrow = c(2, 3))</text:p>
      <text:p text:style-name="P4">for (ch in c("", "l","di","tri","tetra","penta")) {</text:p>
      <text:p text:style-name="P6"><text:soft-page-break/><text:s text:c="2"/><text:span text:style-name="T3">is.deriv &lt;- nchar(ch) &gt;= 2</text:span></text:p>
      <text:p text:style-name="P6"><text:s text:c="2"/><text:span text:style-name="T3">nm &lt;- paste0(ch, "gamma")</text:span></text:p>
      <text:p text:style-name="P6"><text:s text:c="2"/><text:span text:style-name="T3">if (is.deriv) {</text:span></text:p>
      <text:p text:style-name="P6"><text:s text:c="4"/><text:span text:style-name="T3">dy &lt;- diff(y) / dx # finite difference</text:span></text:p>
      <text:p text:style-name="P6"><text:s text:c="4"/><text:span text:style-name="T3">der &lt;- which(ch == c("di","tri","tetra","penta")) - 1</text:span></text:p>
      <text:p text:style-name="P6"><text:s text:c="4"/><text:span text:style-name="T3">nm2 &lt;- paste0("psigamma(*, deriv = ", der,")")</text:span></text:p>
      <text:p text:style-name="P6"><text:s text:c="4"/><text:span text:style-name="T3">nm <text:s/>&lt;- if(der &gt;= 2) nm2 else paste(nm, nm2, sep = " ==\n")</text:span></text:p>
      <text:p text:style-name="P6"><text:s text:c="4"/><text:span text:style-name="T3">y &lt;- psigamma(x, deriv = der)</text:span></text:p>
      <text:p text:style-name="P6"><text:s text:c="2"/><text:span text:style-name="T3">} else {</text:span></text:p>
      <text:p text:style-name="P6"><text:s text:c="4"/><text:span text:style-name="T3">y &lt;- get(nm)(x)</text:span></text:p>
      <text:p text:style-name="P6"><text:s text:c="2"/><text:span text:style-name="T3">}</text:span></text:p>
      <text:p text:style-name="P6"><text:s text:c="2"/><text:span text:style-name="T3">plot(x, y, type = "l", main = nm, col = "red")</text:span></text:p>
      <text:p text:style-name="P6"><text:s text:c="2"/><text:span text:style-name="T3">abline(h = 0, col = "lightgray")</text:span></text:p>
      <text:p text:style-name="P6"><text:s text:c="2"/><text:span text:style-name="T3">if (is.deriv) lines(x[-1], dy, col = "blue", lty = 2)</text:span></text:p>
      <text:p text:style-name="P4">}</text:p>
      <text:p text:style-name="P4">par(mfrow = c(1, 1))</text:p>
      <text:p text:style-name="P7"/>
      <text:p text:style-name="P4">## "Extended" Pascal triangle:</text:p>
      <text:p text:style-name="P4">fN &lt;- function(n) formatC(n, width=2)</text:p>
      <text:p text:style-name="P4">for (n in -4:10) {</text:p>
      <text:p text:style-name="P6"><text:s text:c="4"/><text:span text:style-name="T3">cat(fN(n),":", fN(choose(n, k = -2:max(3, n+2))))</text:span></text:p>
      <text:p text:style-name="P6"><text:s text:c="4"/><text:span text:style-name="T3">cat("\n")</text:span></text:p>
      <text:p text:style-name="P4">}</text:p>
      <text:p text:style-name="P7"/>
      <text:p text:style-name="P4">## R code version of choose() <text:s/>[simplistic; warning for k &lt; 0]:</text:p>
      <text:p text:style-name="P4">mychoose &lt;- function(r, k)</text:p>
      <text:p text:style-name="P6"><text:s text:c="4"/><text:span text:style-name="T3">ifelse(k &lt;= 0, (k == 0),</text:span></text:p>
      <text:p text:style-name="P6"><text:s text:c="11"/><text:span text:style-name="T3">sapply(k, function(k) prod(r:(r-k+1))) / factorial(k))</text:span></text:p>
      <text:p text:style-name="P4">k &lt;- -1:6</text:p>
      <text:p text:style-name="P4">cbind(k = k, choose(1/2, k), mychoose(1/2, k))</text:p>
      <text:p text:style-name="P7"/>
      <text:p text:style-name="P4">## Binomial theorem for n = 1/2 ;</text:p>
      <text:p text:style-name="P4">## sqrt(1+x) = (1+x)^(1/2) = sum_{k=0}^Inf <text:s/>choose(1/2, k) * x^k :</text:p>
      <text:p text:style-name="P4">k &lt;- 0:10 # 10 is sufficient for ~ 9 digit precision:</text:p>
      <text:p text:style-name="P4">sqrt(1.25)</text:p>
      <text:p text:style-name="P4">sum(choose(1/2, k)* .25^k)</text:p>
      <text:p text:style-name="P7"/>
      <text:p text:style-name="P8"/>
      <text:p text:style-name="Horizontal_20_Line"/>
      <text:p text:style-name="P15"><text:span text:style-name="T4">[Package </text:span><text:span text:style-name="Emphasis"><text:span text:style-name="T4">base</text:span></text:span><text:span text:style-name="T4"> version 4.1.3 </text:span><text:a xlink:type="simple" xlink:href="http://127.0.0.1:41252/help/library/base/html/00Index.html" text:style-name="Internet_20_link" text:visited-style-name="Visited_20_Internet_20_Link"><text:span text:style-name="T9">Index</text:span></text:a><text:span text:style-name="T4">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5T04:02:10.512360443</meta:creation-date>
    <dc:date>2022-04-25T04:02:31.902780989</dc:date>
    <meta:editing-duration>PT21S</meta:editing-duration>
    <meta:editing-cycles>1</meta:editing-cycles>
    <meta:document-statistic meta:table-count="2" meta:image-count="0" meta:object-count="0" meta:page-count="3" meta:paragraph-count="101" meta:word-count="823" meta:character-count="5109" meta:non-whitespace-character-count="4316"/>
    <meta:generator>LibreOffice/7.3.2.2$MacOSX_X86_64 LibreOffice_project/49f2b1bff42cfccbd8f788c8dc32c1c309559be0</meta:generator>
  </office:meta>
</office:document-meta>
</file>